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18pt" officeooo:rsid="001df5e5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8pt" officeooo:rsid="001ef91c" officeooo:paragraph-rsid="001ef91c" style:font-size-asian="18pt" style:font-size-complex="18pt"/>
    </style:style>
    <style:style style:name="P3" style:family="paragraph" style:parent-style-name="Heading_20_1">
      <style:paragraph-properties fo:text-align="center" style:justify-single-word="false"/>
      <style:text-properties style:font-name="Liberation Sans" fo:font-size="18pt" officeooo:rsid="001df5e5" style:font-size-asian="18pt" style:font-size-complex="18pt"/>
    </style:style>
    <style:style style:name="P4" style:family="paragraph" style:parent-style-name="Heading_20_3">
      <style:paragraph-properties fo:text-align="center" style:justify-single-word="false"/>
      <style:text-properties style:font-name="Liberation Sans" fo:font-size="18pt" officeooo:rsid="001df5e5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nowledge Engineering Assignment 1 </text:p>
      <text:p text:style-name="Title">Assignment on UML</text:p>
      <text:p text:style-name="Text_20_body"/>
      <text:p text:style-name="Text_20_body"/>
      <text:p text:style-name="Text_20_body"/>
      <text:h text:style-name="P3" text:outline-level="1">Igor Pejic (2656371)</text:h>
      <text:p text:style-name="P1"/>
      <text:p text:style-name="P1"/>
      <text:h text:style-name="P4" text:outline-level="3">Vrije Universiteit Amsterdam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The UML diagrams on the following pages are in the order specified in the assignment: use case diagram, class diagram and activity diagr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1:26:25.265193923</meta:creation-date>
    <dc:date>2019-10-27T21:32:22.526011188</dc:date>
    <meta:editing-duration>PT4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" meta:word-count="36" meta:character-count="240" meta:non-whitespace-character-count="207"/>
  </office:meta>
</office:document-meta>
</file>